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 Farmacia</text:p>
      <text:p text:style-name="Standard"/>
      <text:p text:style-name="Standard"/>
      <text:p text:style-name="Standard"/>
      <text:p text:style-name="Standard"/>
      <text:p text:style-name="Standard">Create Database Farmacia;</text:p>
      <text:p text:style-name="Standard">Use Farmacia;</text:p>
      <text:p text:style-name="Standard">Create table Familia (</text:p>
      <text:p text:style-name="Standard">Codigo_Fam decimal (20) NOT NULL primary key,</text:p>
      <text:p text:style-name="Standard">Descripcion_Fam Varchar(100)</text:p>
      <text:p text:style-name="Standard">);</text:p>
      <text:p text:style-name="Standard"/>
      <text:p text:style-name="Standard">Create table Laboratorio (</text:p>
      <text:p text:style-name="Standard">Codigo_Lab decimal (20) NOT NULL PRIMARY KEY,</text:p>
      <text:p text:style-name="Standard">Nombre_Lab Varchar(100),</text:p>
      <text:p text:style-name="Standard">Telefono_Lab decimal (11),</text:p>
      <text:p text:style-name="Standard">Direccion_Lab varchar(100),</text:p>
      <text:p text:style-name="Standard">Fax_Lab int (11),</text:p>
      <text:p text:style-name="Standard">Contacto_Lab int (9)</text:p>
      <text:p text:style-name="Standard">);</text:p>
      <text:p text:style-name="Standard"/>
      <text:p text:style-name="Standard">Create Table Cliente (</text:p>
      <text:p text:style-name="Standard">DNI_Cli varchar (9) NOT NULL PRIMARY KEY,</text:p>
      <text:p text:style-name="Standard">Telefono_Cli int (9),</text:p>
      <text:p text:style-name="Standard">Direccion_Cli varchar(100)</text:p>
      <text:p text:style-name="Standard">);</text:p>
      <text:p text:style-name="Standard"/>
      <text:p text:style-name="Standard">Create Table Medicamento (</text:p>
      <text:p text:style-name="Standard">Codigo_Med decimal (20) NOT NULL PRIMARY KEY,</text:p>
      <text:p text:style-name="Standard">Nombre_Med varchar (100),</text:p>
      <text:p text:style-name="Standard">Tipo_Med varchar (100),</text:p>
      <text:p text:style-name="Standard">Stock_Med decimal (5),</text:p>
      <text:p text:style-name="Standard">Vendidas_Med decimal (10),</text:p>
      <text:p text:style-name="Standard">Precio_Med decimal (10),</text:p>
      <text:p text:style-name="Standard">Receta_Med varchar (100),</text:p>
      <text:p text:style-name="Standard">Codigo_Fam decimal (20) NOT NULL,</text:p>
      <text:p text:style-name="Standard">Codigo_Lab decimal (20) NOT NULL,</text:p>
      <text:p text:style-name="Standard">foreign key (Codigo_Fam) References Familia(Codigo_Fam),</text:p>
      <text:p text:style-name="Standard">foreign key (Codigo_Lab) References Laboratorio(Codigo_Lab)</text:p>
      <text:p text:style-name="Standard">);</text:p>
      <text:p text:style-name="Standard"/>
      <text:p text:style-name="Standard">Create Table C_Credito (</text:p>
      <text:p text:style-name="Standard">DNI_Cli varchar(9) NOT NULL PRIMARY KEY,</text:p>
      <text:p text:style-name="Standard">Datos_Banco varchar (200),</text:p>
      <text:p text:style-name="Standard">foreign key(DNI_Cli) References Cliente(DNI_Cli)</text:p>
      <text:p text:style-name="Standard">);</text:p>
      <text:p text:style-name="Standard"/>
      <text:p text:style-name="Standard">Create Table Comp_Efec(</text:p>
      <text:p text:style-name="Standard">Codigo_Med decimal(20) NOT NULL,</text:p>
      <text:p text:style-name="Standard">DNI_Cli varchar(9) NOT NULL,</text:p>
      <text:p text:style-name="Standard">Fecha_Comp datetime NOT NULL,</text:p>
      <text:p text:style-name="Standard">foreign key(Codigo_Med) references Medicamento(Codigo_Med),</text:p>
      <text:p text:style-name="Standard"><text:soft-page-break/>foreign key(DNI_Cli) references Cliente(DNI_Cli)</text:p>
      <text:p text:style-name="Standard">);</text:p>
      <text:p text:style-name="Standard"/>
      <text:p text:style-name="Standard"/>
      <text:p text:style-name="Standard"/>
      <text:p text:style-name="Standard">Create Table Comp_Cred(</text:p>
      <text:p text:style-name="Standard">Codigo_Medi decimal(20) NOT NULL,</text:p>
      <text:p text:style-name="Standard">DNI_cli varchar(9) NOT NULL,</text:p>
      <text:p text:style-name="Standard">Fecha_Comp datetime NOT NULL,</text:p>
      <text:p text:style-name="Standard">Unidades decimal (50),</text:p>
      <text:p text:style-name="Standard">Fecha_Pago datetime,</text:p>
      <text:p text:style-name="Standard">foreign key(Codigo_Medi) references Medicamento(Codigo_Med),</text:p>
      <text:p text:style-name="Standard">foreign key(DNI_Cli) references Cliente(DNI_Cli)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29T09:58:54</meta:creation-date>
    <meta:document-statistic meta:table-count="0" meta:image-count="0" meta:object-count="0" meta:page-count="2" meta:paragraph-count="54" meta:word-count="185" meta:character-count="1478"/>
    <dc:date>2019-11-29T09:59:56</dc:date>
    <dc:creator>Benito Jódar Álvarez</dc:creator>
    <meta:editing-duration>PT1M2S</meta:editing-duration>
    <meta:editing-cycles>1</meta:editing-cycles>
    <meta:generator>OpenOffice/4.1.7$Unix OpenOffice.org_project/417m1$Build-9800</meta:generator>
  </office:meta>
</office:document-meta>
</file>